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_5f_report" style:display-name="listbox_report" style:family="table">
      <style:table-properties style:width="6.6924in" table:align="margins"/>
    </style:style>
    <style:style style:name="listbox_5f_report.A" style:display-name="listbox_report.A" style:family="table-column">
      <style:table-column-properties style:column-width="1.6729in" style:rel-column-width="16383*"/>
    </style:style>
    <style:style style:name="listbox_5f_report.D" style:display-name="listbox_report.D" style:family="table-column">
      <style:table-column-properties style:column-width="1.6736in" style:rel-column-width="16386*"/>
    </style:style>
    <style:style style:name="listbox_5f_report.A1" style:display-name="listbox_repor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istbox_5f_report.B1" style:display-name="listbox_report.B1" style:family="table-cell">
      <style:table-cell-properties fo:background-color="#ff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listbox_5f_report.D1" style:display-name="listbox_report.D1" style:family="table-cell">
      <style:table-cell-properties fo:background-color="#0047ff" fo:padding="0.0382in" fo:border="0.0007in solid #000000">
        <style:background-image/>
      </style:table-cell-properties>
    </style:style>
    <style:style style:name="listbox_5f_report.A2" style:display-name="listbox_report.A2" style:family="table-cell">
      <style:table-cell-properties fo:padding="0.0382in" fo:border-left="0.0007in solid #000000" fo:border-right="none" fo:border-top="none" fo:border-bottom="0.0007in solid #000000"/>
    </style:style>
    <style:style style:name="listbox_5f_report.C2" style:display-name="listbox_report.C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listbox_5f_report.D2" style:display-name="listbox_report.D2" style:family="table-cell" style:data-style-name="N116">
      <style:table-cell-properties fo:padding="0.0382in" fo:border-left="0.0007in solid #000000" fo:border-right="0.0007in solid #000000" fo:border-top="none" fo:border-bottom="0.0007in solid #000000"/>
    </style:style>
    <style:style style:name="listbox_5f_report2" style:display-name="listbox_report2" style:family="table">
      <style:table-properties style:width="6.6924in" table:align="margins"/>
    </style:style>
    <style:style style:name="listbox_5f_report2.A" style:display-name="listbox_report2.A" style:family="table-column">
      <style:table-column-properties style:column-width="1.6729in" style:rel-column-width="16383*"/>
    </style:style>
    <style:style style:name="listbox_5f_report2.B" style:display-name="listbox_report2.B" style:family="table-column">
      <style:table-column-properties style:column-width="2.5097in" style:rel-column-width="24574*"/>
    </style:style>
    <style:style style:name="listbox_5f_report2.C" style:display-name="listbox_report2.C" style:family="table-column">
      <style:table-column-properties style:column-width="2.5097in" style:rel-column-width="24578*"/>
    </style:style>
    <style:style style:name="listbox_5f_report2.A1" style:display-name="listbox_report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istbox_5f_report2.B1" style:display-name="listbox_report2.B1" style:family="table-cell">
      <style:table-cell-properties fo:background-color="#ff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listbox_5f_report2.C1" style:display-name="listbox_report2.C1" style:family="table-cell">
      <style:table-cell-properties fo:background-color="#0047ff" fo:padding="0.0382in" fo:border="0.0007in solid #000000">
        <style:background-image/>
      </style:table-cell-properties>
    </style:style>
    <style:style style:name="listbox_5f_report2.A2" style:display-name="listbox_report2.A2" style:family="table-cell">
      <style:table-cell-properties fo:padding="0.0382in" fo:border-left="0.0007in solid #000000" fo:border-right="none" fo:border-top="none" fo:border-bottom="0.0007in solid #000000"/>
    </style:style>
    <style:style style:name="listbox_5f_report2.C2" style:display-name="listbox_report2.C2" style:family="table-cell" style:data-style-name="N116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1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your_report_box1">
        <text:p text:style-name="Standard">Section: your_report_box1</text:p>
        <text:p text:style-name="Standard">Table: listbox_report</text:p>
        <table:table table:name="listbox_report" table:style-name="listbox_5f_report">
          <table:table-column table:style-name="listbox_5f_report.A" table:number-columns-repeated="3"/>
          <table:table-column table:style-name="listbox_5f_report.D"/>
          <table:table-header-rows>
            <table:table-row>
              <table:table-cell table:style-name="listbox_5f_report.A1" office:value-type="string">
                <text:p text:style-name="table_5f_head">ID</text:p>
              </table:table-cell>
              <table:table-cell table:style-name="listbox_5f_report.B1" office:value-type="string">
                <text:p text:style-name="table_5f_head">Title</text:p>
              </table:table-cell>
              <table:table-cell table:style-name="listbox_5f_report.A1" office:value-type="string">
                <text:p text:style-name="P1">Quantity</text:p>
              </table:table-cell>
              <table:table-cell table:style-name="listbox_5f_report.D1" office:value-type="string">
                <text:p text:style-name="table_5f_head">Date</text:p>
              </table:table-cell>
            </table:table-row>
          </table:table-header-rows>
          <table:table-row>
            <table:table-cell table:style-name="listbox_5f_report.A2" office:value-type="string">
              <text:p text:style-name="Table_20_Contents"/>
            </table:table-cell>
            <table:table-cell table:style-name="listbox_5f_report.A2" office:value-type="string">
              <text:p text:style-name="Table_20_Contents"/>
            </table:table-cell>
            <table:table-cell table:style-name="listbox_5f_report.C2" office:value-type="string">
              <text:p text:style-name="Table_20_Contents"/>
            </table:table-cell>
            <table:table-cell table:style-name="listbox_5f_report.D2" office:value-type="date" office:date-value="2001-01-01">
              <text:p text:style-name="Table_20_Contents">2001年1月1日</text:p>
            </table:table-cell>
          </table:table-row>
        </table:table>
        <text:p text:style-name="Standard"/>
      </text:section>
      <text:section text:style-name="Sect1" text:name="your_report_box2">
        <text:p text:style-name="Standard">Section: your_report_box2</text:p>
        <text:p text:style-name="Standard">Table: listbox_report2</text:p>
        <table:table table:name="listbox_report2" table:style-name="listbox_5f_report2">
          <table:table-column table:style-name="listbox_5f_report2.A"/>
          <table:table-column table:style-name="listbox_5f_report2.B"/>
          <table:table-column table:style-name="listbox_5f_report2.C"/>
          <table:table-header-rows>
            <table:table-row>
              <table:table-cell table:style-name="listbox_5f_report2.A1" office:value-type="string">
                <text:p text:style-name="table_5f_head">ID</text:p>
              </table:table-cell>
              <table:table-cell table:style-name="listbox_5f_report2.B1" office:value-type="string">
                <text:p text:style-name="table_5f_head">Title</text:p>
              </table:table-cell>
              <table:table-cell table:style-name="listbox_5f_report2.C1" office:value-type="string">
                <text:p text:style-name="table_5f_head">Date</text:p>
              </table:table-cell>
            </table:table-row>
          </table:table-header-rows>
          <table:table-row>
            <table:table-cell table:style-name="listbox_5f_report2.A2" office:value-type="string">
              <text:p text:style-name="Table_20_Contents"/>
            </table:table-cell>
            <table:table-cell table:style-name="listbox_5f_report2.A2" office:value-type="string">
              <text:p text:style-name="Table_20_Contents"/>
            </table:table-cell>
            <table:table-cell table:style-name="listbox_5f_report2.C2" office:value-type="date" office:date-value="2001-01-01">
              <text:p text:style-name="Table_20_Contents">2001年1月1日</text:p>
            </table:table-cell>
          </table:table-row>
        </table:table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IPAPGothic" fo:font-size="10pt" fo:language="en" fo:country="GB" style:font-name-asian="IPAPGothic" style:font-size-asian="10.5pt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rame-top" style:family="graphic" style:parent-style-name="Frame">
      <style:graphic-properties text:anchor-type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Unix OpenOffice.org_project/300m15$Build-9379</meta:generator>
    <dc:date>2009-10-02T20:13:45</dc:date>
    <meta:editing-duration>PT170H11M55S</meta:editing-duration>
    <meta:editing-cycles>126</meta:editing-cycles>
    <meta:document-statistic meta:table-count="2" meta:image-count="0" meta:object-count="0" meta:page-count="1" meta:paragraph-count="13" meta:word-count="27" meta:character-count="141"/>
    <meta:user-defined meta:name="Info 1"/>
    <meta:user-defined meta:name="Info 2"/>
    <meta:user-defined meta:name="Info 3"/>
    <meta:user-defined meta:name="Info 4"/>
  </office:meta>
</office:document-meta>
</file>